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fo:font-size="18pt" style:font-size-asian="18pt" style:font-name-complex="Alvi Nastaleeq" style:font-size-complex="18pt"/>
    </style:style>
    <style:style style:name="P2" style:family="paragraph" style:parent-style-name="Text_20_body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end" style:justify-single-word="false" style:writing-mode="rl-tb"/>
      <style:text-properties fo:font-size="18pt" style:font-size-asian="18pt" style:font-name-complex="Alvi Nastaleeq" style:font-size-complex="18pt"/>
    </style:style>
    <style:style style:name="P4" style:family="paragraph" style:parent-style-name="Standard">
      <style:text-properties officeooo:rsid="00139fb7" officeooo:paragraph-rsid="00139fb7"/>
    </style:style>
    <style:style style:name="T1" style:family="text">
      <style:text-properties fo:font-size="18pt" style:font-size-asian="18pt" style:font-name-complex="Alvi Nastaleeq" style:font-size-complex="18pt"/>
    </style:style>
    <style:style style:name="T2" style:family="text">
      <style:text-properties fo:font-size="18pt" officeooo:rsid="0013a40d" style:font-size-asian="18pt" style:font-name-complex="Alvi Nastaleeq" style:font-size-complex="18pt" style:language-complex="ar" style:country-complex="SA"/>
    </style:style>
    <style:style style:name="T3" style:family="text">
      <style:text-properties officeooo:rsid="00139fb7"/>
    </style:style>
    <style:style style:name="T4" style:family="text">
      <style:text-properties officeooo:rsid="0013a4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ہے مشورہ اے محترم<text:line-break/>نادِ علی پڑھتے رہو</text:p>
      <text:p text:style-name="P1"/>
      <text:p text:style-name="P1">پاس آ سکیں گے پھر نہ غم<text:line-break/>نادِ علی پڑھتے رہو</text:p>
      <text:p text:style-name="P2"><text:span text:style-name="Strong_20_Emphasis"><text:span text:style-name="T1">۱</text:span></text:span><text:span text:style-name="T1"><text:line-break/>کیسی بھی ہو مشکل گھڑی<text:line-break/>سر پہ مصیبت ہو کڑی<text:line-break/>ٹل جائیں گے رنج و الم<text:line-break/>نادِ علی پڑھتے رہو</text:span></text:p>
      <text:p text:style-name="P2"><text:span text:style-name="Strong_20_Emphasis"><text:span text:style-name="T1">۲</text:span></text:span><text:span text:style-name="T1"><text:line-break/>کشتی گری جب نوحؑ کی<text:line-break/>ہاتف نے یوں آواز دی<text:line-break/>طوفان جائے گا یہ تھم<text:line-break/>نادِ علی پڑھتے رہو</text:span></text:p>
      <text:p text:style-name="P2"><text:span text:style-name="Strong_20_Emphasis"><text:span text:style-name="T1">۳</text:span></text:span><text:span text:style-name="T1"><text:line-break/>جب معرک</text:span><text:span text:style-name="T2">ه</text:span><text:span text:style-name="T1"> خیبر کا تھا<text:line-break/>احمدؐ سے خالق نے کہا<text:line-break/>پہنچیں گے حیدر ایک دم<text:line-break/>نادِ علی پڑھتے رہو</text:span></text:p>
      <text:p text:style-name="P2"><text:span text:style-name="Strong_20_Emphasis"><text:span text:style-name="T1">۴</text:span></text:span><text:span text:style-name="T1"><text:line-break/>تربت سے ہم ڈرتے نہیں<text:line-break/>جنت طلب کرتے نہیں<text:line-break/></text:span><text:soft-page-break/><text:span text:style-name="T1">پڑھتے ہوئے نکلے یہ دم<text:line-break/>نادِ علی پڑھتے رہو</text:span></text:p>
      <text:p text:style-name="P2"><text:span text:style-name="Strong_20_Emphasis"><text:span text:style-name="T1">۵</text:span></text:span><text:span text:style-name="T1"><text:line-break/>ذکرِ علی عبادت تیری<text:line-break/>بن جائے اک عادت تیری<text:line-break/>یہ زندگی نہ ہو جائے کم<text:line-break/>نادِ علی پڑھتے رہو</text:span></text:p>
      <text:p text:style-name="P3"/>
      <text:p text:style-name="Standard"/>
      <text:p text:style-name="Standard">Hai mashwara Aey mohataram</text:p>
      <text:p text:style-name="Standard">NAD e Ali parhte raho</text:p>
      <text:p text:style-name="Standard"/>
      <text:p text:style-name="Standard">Paas askenge phr na gham</text:p>
      <text:p text:style-name="Standard">NAD e Ali parhte raho</text:p>
      <text:p text:style-name="Standard"><text:span text:style-name="T3">1</text:span></text:p>
      <text:p text:style-name="Standard">Kesi bhi ho mushkil ghari</text:p>
      <text:p text:style-name="Standard">Sar pe musibat ho kari</text:p>
      <text:p text:style-name="Standard">Tal jayenge ranj o alam</text:p>
      <text:p text:style-name="Standard">NAD e Ali parhte raho</text:p>
      <text:p text:style-name="P4">2</text:p>
      <text:p text:style-name="Standard">Kashti giri Jb Nooh ki</text:p>
      <text:p text:style-name="Standard">Hatif ne yun awaz di</text:p>
      <text:p text:style-name="Standard">Toofan jayega ye tham</text:p>
      <text:p text:style-name="Standard">NAD e Ali parhte raho</text:p>
      <text:p text:style-name="Standard"><text:span text:style-name="T3">3</text:span></text:p>
      <text:p text:style-name="Standard">Jab maarka khaiber ka tha</text:p>
      <text:p text:style-name="Standard">Ahmad se khaliq ne kaha</text:p>
      <text:p text:style-name="Standard">Puhnchenge Haider Ek dam</text:p>
      <text:p text:style-name="Standard">NAD e Ali parhte raho</text:p>
      <text:p text:style-name="P4">4</text:p>
      <text:p text:style-name="Standard">Turbat se hum darte n<text:span text:style-name="T4">a</text:span>hi</text:p>
      <text:p text:style-name="Standard">Jannat tala<text:span text:style-name="T4">b</text:span> k<text:span text:style-name="T4">a</text:span>rte n<text:span text:style-name="T4">a</text:span>hi</text:p>
      <text:p text:style-name="Standard">Parhte hue nikle ye dam</text:p>
      <text:p text:style-name="Standard">NAD e Ali parhte raho</text:p>
      <text:p text:style-name="P4">5</text:p>
      <text:p text:style-name="Standard">Zikr e Ali Ibadat Teri</text:p>
      <text:p text:style-name="Standard">Ban jaye ek aadat Teri</text:p>
      <text:p text:style-name="Standard">Ye zindagi na hojaye kam</text:p>
      <text:p text:style-name="Standard">NAD e Ali parhte rah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6:38:27.956155900</meta:creation-date>
    <dc:date>2026-01-21T16:42:21.666030600</dc:date>
    <meta:editing-duration>PT3M54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36" meta:word-count="240" meta:character-count="1026" meta:non-whitespace-character-count="822"/>
  </office:meta>
</office:document-meta>
</file>